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66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tbempleado</text:p>
          </table:table-cell>
          <table:table-cell table:number-columns-repeated="1638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idempleado</text:p>
          </table:table-cell>
          <table:table-cell table:number-columns-repeated="1638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cedula</text:p>
          </table:table-cell>
          <table:table-cell table:number-columns-repeated="1638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nombre</text:p>
          </table:table-cell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apellido1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apellido2</text:p>
          </table:table-cell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telefono</text:p>
          </table:table-cell>
          <table:table-cell table:number-columns-repeated="1638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1">
            <text:p>correo</text:p>
          </table:table-cell>
          <table:table-cell table:number-columns-repeated="1638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1">
            <text:p>edad</text:p>
          </table:table-cell>
          <table:table-cell table:number-columns-repeated="1638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1">
            <text:p>sexo</text:p>
          </table:table-cell>
          <table:table-cell table:number-columns-repeated="1638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estadocivil</text:p>
          </table:table-cell>
          <table:table-cell table:number-columns-repeated="16382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randon Daniel Rodríguez Méndez</meta:initial-creator>
    <dc:creator>Brandon Daniel Rodríguez Méndez</dc:creator>
    <meta:creation-date>2017-08-07T14:54:30Z</meta:creation-date>
    <dc:date>2017-08-08T00:26:32Z</dc:date>
    <meta:editing-cycles>2</meta:editing-cycles>
    <meta:editing-duration>PT559S</meta:editing-duration>
  </office:meta>
</office:document-meta>
</file>